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ContextLoaderInitializer.createRoo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LoaderInitializ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extLoaderInitializerTests.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yMockServletContext.addListener( T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